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  <style:text-properties fo:color="#F2F2F2"/>
    </style:style>
    <style:style style:name="ce7" style:family="table-cell" style:parent-style-name="Default" style:data-style-name="N0">
      <style:table-cell-properties style:vertical-align="automatic" fo:background-color="#ED7D31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13.096875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22.145625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7">
            <text:p>No.</text:p>
          </table:table-cell>
          <table:table-cell office:value-type="string" table:style-name="ce6">
            <text:p>Issue Name</text:p>
          </table:table-cell>
          <table:table-cell office:value-type="string" table:style-name="ce6">
            <text:p>#Issue</text:p>
          </table:table-cell>
          <table:table-cell office:value-type="string" table:style-name="ce6">
            <text:p>Analysis</text:p>
          </table:table-cell>
          <table:table-cell office:value-type="string" table:style-name="ce6">
            <text:p>What should be done?</text:p>
          </table:table-cell>
          <table:table-cell table:number-columns-repeated="1637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2">
            <text:p>Notes play out of time when tab is out of focus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Bug. Has not been reviewed yet. (Possible fixes mentioned)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1">
            <text:p>this.publish function in js/samplesviewer.js can overwrite server files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ame as turtleblocks issuse #387. Has not been reviewed. Still unresolv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1">
            <text:p>Names of the icons should be displayed for the Block Palette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Enhancement.Adding a description as mentioned will be good. Still unresolv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1">
            <text:p>Black circle in tempo jumps into the other side on collision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Unresolved<text:s/>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1">
            <text:p>Tempo sound can't be shutdown when 2 tempos are opened at the same time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eems to be normal. Not yet reviewed.<text:s/></text:p>
          </table:table-cell>
          <table:table-cell office:value-type="string" table:style-name="ce1">
            <text:p>Close it.</text:p>
          </table:table-cell>
          <table:table-cell table:number-columns-repeated="16379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1">
            <text:p>Rhythm were played multiple times in a short time when rhythm is played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Bug. Still unresolv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1">
            <text:p>Green box under Solfa in pitchdrummatrix only moves horizontally when dragged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Bug. Still unresolv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1">
            <text:p>Trash Box disappears when any block is dragged away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Bug. An UI patch can fix this. Needs patch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1">
            <text:p>TODO: Plugin support for activity.js 2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Issue not mentioned in detail.<text:s/></text:p>
          </table:table-cell>
          <table:table-cell office:value-type="string" table:style-name="ce1">
            <text:p>reopened with details</text:p>
          </table:table-cell>
          <table:table-cell table:number-columns-repeated="16379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1">
            <text:p>TODO/FIXME (320-376)(similar)<text:s/>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--</text:p>
          </table:table-cell>
          <table:table-cell table:number-columns-repeated="16379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style-name="ce1">
            <text:p>Save Rhythms from Rhythm Ruler Widget to be Named by Drum Sound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(Suggestion)Feature need to be added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style-name="ce1">
            <text:p>Add Clear (erase) Button to Rhythm Ruler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(Suggestion)Feature need to be added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style-name="ce1">
            <text:p>add undo to Pitch Staircase<text:s/>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Labeled as enhancement. Patch not submitted.<text:s/>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style-name="ce1">
            <text:p>Rhythm Ruler doesn't refresh properly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Labeled as bug. Patch not submitted.<text:s/>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string" table:style-name="ce1">
            <text:p>Turtle Movement is affected by Computer Performance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Perfromance needs to be improved. Patch not submitt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style-name="ce1">
            <text:p>Update .png in /documentatio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Images needs to be updated.<text:s/>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string" table:style-name="ce1">
            <text:p>Question: Pitch Visualizer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Has been answered.<text:s/></text:p>
          </table:table-cell>
          <table:table-cell office:value-type="string" table:style-name="ce1">
            <text:p>Close it.</text:p>
          </table:table-cell>
          <table:table-cell table:number-columns-repeated="16379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string" table:style-name="ce1">
            <text:p>Question: How would we like to visualize turtle movement with matrix playback?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Has been answered.<text:s/></text:p>
          </table:table-cell>
          <table:table-cell office:value-type="string" table:style-name="ce1">
            <text:p>Close it.</text:p>
          </table:table-cell>
          <table:table-cell table:number-columns-repeated="16379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string" table:style-name="ce1">
            <text:p>Playing wrong notes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Bug. Still unresolv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string" table:style-name="ce1">
            <text:p>regression in matrix<text:s/>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Labeled as bug. Has been fixed.</text:p>
          </table:table-cell>
          <table:table-cell office:value-type="string" table:style-name="ce1">
            <text:p>Close it.</text:p>
          </table:table-cell>
          <table:table-cell table:number-columns-repeated="16379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string" table:style-name="ce1">
            <text:p>add plugin selector<text:s/>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Enhancement. Patch not submitt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1">
            <text:p>write a script for generating i18n artwork for the guide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Enhancement. Patch not submitt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string" table:style-name="ce1">
            <text:p>rhythm ruler corner case: imbalance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Bug. Still unresolv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string" table:style-name="ce1">
            <text:p>rhythm ruler should preserve state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Enhancement. Patch not submitt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string" table:style-name="ce1">
            <text:p>i18n issue with saving drums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Bug. Still unresolv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string" table:style-name="ce1">
            <text:p>Sample sounds on Safari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Bug. Still unresolv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string" table:style-name="ce1">
            <text:p>add more drum icons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Design,enhancement. Not add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string" table:style-name="ce1">
            <text:p>i18n in Firefox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Bug. Status not updated for newer FF version</text:p>
          </table:table-cell>
          <table:table-cell office:value-type="string" table:style-name="ce1">
            <text:p>Reopened</text:p>
          </table:table-cell>
          <table:table-cell table:number-columns-repeated="16379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string" table:style-name="ce1">
            <text:p>play drum/lilypond output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Design,lilypond, question. Not answered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string" table:style-name="ce1">
            <text:p>beat/drum interactions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Not tested yet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string" table:style-name="ce1">
            <text:p>Tuplet Matrix: Not scaling quite right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Bug. Not completely fixed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string" table:style-name="ce1">
            <text:p>Matrix buttons placed incorrectly at times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Bug. (Can be reproduced On OS -Ubuntu 15.04 Browser - Firefox 44.0). <text:s/>Need to be reviewed again.</text:p>
          </table:table-cell>
          <table:table-cell office:value-type="string" table:style-name="ce1">
            <text:p>Reopened.</text:p>
          </table:table-cell>
          <table:table-cell table:number-columns-repeated="16379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string" table:style-name="ce1">
            <text:p>action protoblock sticky on palette menu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Bug (turtle). Needs to be reproduced and reopened</text:p>
          </table:table-cell>
          <table:table-cell office:value-type="string" table:style-name="ce1">
            <text:p>Reopened.</text:p>
          </table:table-cell>
          <table:table-cell table:number-columns-repeated="16379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string" table:style-name="ce1">
            <text:p>analytics need review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Analytics has not been reviewed yet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36" table:style-name="ce7">
            <text:p>36</text:p>
          </table:table-cell>
          <table:table-cell office:value-type="string" table:style-name="ce1">
            <text:p>lilypond (and ABC) import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Enhancement. Patch not submitt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string" table:style-name="ce1">
            <text:p>ABC export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Enhancement. Patch not submitt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string" table:style-name="ce1">
            <text:p>The entire matrix gets dragged when just dragging the scroll bar in firefox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Bug. Patch not submitt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string" table:style-name="ce1">
            <text:p>Question: Interaction between Matrix and Coding Languag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Question. Not completely answered.</text:p>
          </table:table-cell>
          <table:table-cell office:value-type="string" table:style-name="ce1">
            <text:p>Reopened</text:p>
          </table:table-cell>
          <table:table-cell table:number-columns-repeated="16379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string" table:style-name="ce1">
            <text:p>Keyboard shortcuts for common tasks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Enhancement. A few keyboard shortcuts have been added.</text:p>
          </table:table-cell>
          <table:table-cell office:value-type="string" table:style-name="ce1">
            <text:p>Reopened</text:p>
          </table:table-cell>
          <table:table-cell table:number-columns-repeated="16379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string" table:style-name="ce1">
            <text:p>IDEA: Dialogue Prompt when Saving as Lilypond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Enhancement/Question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string" table:style-name="ce1">
            <text:p>improvements to handling frequencies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Enhancement. Not answer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43" table:style-name="ce7">
            <text:p>43</text:p>
          </table:table-cell>
          <table:table-cell office:value-type="string" table:style-name="ce1">
            <text:p>Issue: Block deletion on android port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Not reproduced. Should be reopened and labeled as "bug" if it still can be reproduc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44" table:style-name="ce7">
            <text:p>44</text:p>
          </table:table-cell>
          <table:table-cell office:value-type="string" table:style-name="ce1">
            <text:p>[corner case] No error shown in bad internet connectivity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Enhancement/Bug. Seems to be normal.</text:p>
          </table:table-cell>
          <table:table-cell office:value-type="string" table:style-name="ce1">
            <text:p>Close it.</text:p>
          </table:table-cell>
          <table:table-cell table:number-columns-repeated="16379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string" table:style-name="ce1">
            <text:p>BUG (Minor): V Space additions when combining blocks (turtle)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Bug. Should be reopened or closed.</text:p>
          </table:table-cell>
          <table:table-cell office:value-type="string" table:style-name="ce1">
            <text:p>Close it.</text:p>
          </table:table-cell>
          <table:table-cell table:number-columns-repeated="16379"/>
        </table:table-row>
        <table:table-row table:style-name="ro1">
          <table:table-cell office:value-type="float" office:value="46" table:style-name="ce7">
            <text:p>46</text:p>
          </table:table-cell>
          <table:table-cell office:value-type="string" table:style-name="ce1">
            <text:p>DESIGN: We need a "Sticky" First Column for the Matrix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Bug.<text:s text:c="2"/>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47" table:style-name="ce7">
            <text:p>47</text:p>
          </table:table-cell>
          <table:table-cell office:value-type="string" table:style-name="ce1">
            <text:p>IMPROVEMENT: Improved Tuplet Parsing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Bug/lilypond. Has not been reviewed yet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string" table:style-name="ce1">
            <text:p>IMPROVEMENT: Parsing voices when note values are simultaneous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till unresolved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string" table:style-name="ce1">
            <text:p>does Tonejs work on Android?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Bug (Android). Switching to another synthesizer might fix the problem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string" table:style-name="ce1">
            <text:p>timing drifts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Bug/Timing/Turtle Bug. Still unresolved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51" table:style-name="ce7">
            <text:p>51</text:p>
          </table:table-cell>
          <table:table-cell office:value-type="string" table:style-name="ce4">
            <text:p>Weird bug that changes the register when block is at end of string (like a "save as lilypond" block) -- CORNER CAS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Bug(turtle). Need to be closed and a new issue should be reopened if it can still be reproduced.</text:p>
          </table:table-cell>
          <table:table-cell office:value-type="string" table:style-name="ce1">
            <text:p>Reopened</text:p>
          </table:table-cell>
          <table:table-cell table:number-columns-repeated="16379"/>
        </table:table-row>
        <table:table-row table:style-name="ro1">
          <table:table-cell office:value-type="float" office:value="52" table:style-name="ce7">
            <text:p>52</text:p>
          </table:table-cell>
          <table:table-cell office:value-type="string" table:style-name="ce5">
            <text:p>Safari does not "download" the .tb files, it just opens a new window with the code in it.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Bug(turtle). Need to be closed and a new issue should be reopened if it can still be reproduced.</text:p>
          </table:table-cell>
          <table:table-cell office:value-type="string" table:style-name="ce1">
            <text:p>Reopened</text:p>
          </table:table-cell>
          <table:table-cell table:number-columns-repeated="16379"/>
        </table:table-row>
        <table:table-row table:style-name="ro1">
          <table:table-cell office:value-type="float" office:value="53" table:style-name="ce7">
            <text:p>53</text:p>
          </table:table-cell>
          <table:table-cell office:value-type="string" table:style-name="ce1">
            <text:p>BUG: Notes stay lit up during debug and [no music turtle -- slow run?]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Bug(turtle). This issue has been fixed.</text:p>
          </table:table-cell>
          <table:table-cell office:value-type="string" table:style-name="ce1">
            <text:p>Close it.</text:p>
          </table:table-cell>
          <table:table-cell table:number-columns-repeated="16379"/>
        </table:table-row>
        <table:table-row table:style-name="ro1">
          <table:table-cell office:value-type="float" office:value="54" table:style-name="ce7">
            <text:p>54</text:p>
          </table:table-cell>
          <table:table-cell office:value-type="string" table:style-name="ce1">
            <text:p>Feature: Transposition by Rati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nhancement/Question. Has been answered.</text:p>
          </table:table-cell>
          <table:table-cell office:value-type="string" table:style-name="ce1">
            <text:p>Close it.</text:p>
          </table:table-cell>
          <table:table-cell table:number-columns-repeated="16379"/>
        </table:table-row>
        <table:table-row table:style-name="ro1">
          <table:table-cell office:value-type="float" office:value="55" table:style-name="ce7">
            <text:p>55</text:p>
          </table:table-cell>
          <table:table-cell office:value-type="string" table:style-name="ce1">
            <text:p>voices/instruments/synth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nhancement/tonejs API. This issue has been fixed.</text:p>
          </table:table-cell>
          <table:table-cell office:value-type="string" table:style-name="ce1">
            <text:p>Close it.</text:p>
          </table:table-cell>
          <table:table-cell table:number-columns-repeated="16379"/>
        </table:table-row>
        <table:table-row table:style-name="ro1">
          <table:table-cell office:value-type="float" office:value="56" table:style-name="ce7">
            <text:p>56</text:p>
          </table:table-cell>
          <table:table-cell office:value-type="string" table:style-name="ce1">
            <text:p>notation for beats that are not power of 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ug/waiting review. Needs to be reviewed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57" table:style-name="ce7">
            <text:p>57</text:p>
          </table:table-cell>
          <table:table-cell office:value-type="string" table:style-name="ce1">
            <text:p>tabb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hancement. Not solved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style-name="ro1">
          <table:table-cell office:value-type="float" office:value="58" table:style-name="ce7">
            <text:p>58</text:p>
          </table:table-cell>
          <table:table-cell office:value-type="string" table:style-name="ce1">
            <text:p>fixed vs movable solfeg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ug(turtle)/Question.</text:p>
          </table:table-cell>
          <table:table-cell office:value-type="string" table:style-name="ce1">
            <text:p>kept open</text:p>
          </table:table-cell>
          <table:table-cell table:number-columns-repeated="16379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rishi Patel</meta:initial-creator>
    <dc:creator>Hrishi Patel</dc:creator>
    <meta:creation-date>2016-12-22T06:25:11Z</meta:creation-date>
    <dc:date>2016-12-22T08:04:27Z</dc:date>
  </office:meta>
</office:document-meta>
</file>